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754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5.001cm" style:type="center" style:leader-style="dotted" style:leader-text="."/>
          <style:tab-stop style:position="8.001cm" style:type="center"/>
          <style:tab-stop style:position="11.001cm" style:type="center"/>
          <style:tab-stop style:position="16.002cm" style:type="center" style:leader-style="solid" style:leader-text="_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5.001cm" style:type="center"/>
          <style:tab-stop style:position="8.001cm" style:type="center"/>
          <style:tab-stop style:position="11.001cm" style:type="center" style:leader-style="dotted" style:leader-text=".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7.754cm" style:type="right"/>
        </style:tab-stops>
      </style:paragraph-properties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rvey</text:p>
      <text:p text:style-name="P1"/>
      <text:p text:style-name="P1">In the blocks, please indicate how you have found our services.</text:p>
      <text:p text:style-name="P1"/>
      <text:p text:style-name="Standard"><text:tab/>Excellent<text:tab/>Poor<text:tab/>Comment</text:p>
      <text:p text:style-name="P2"/>
      <text:p text:style-name="Standard">Computing <text:s/></text:p>
      <text:p text:style-name="Standard"/>
      <text:p text:style-name="P3">Select in what Type of business you find yourself. <text:s/></text:p>
      <text:p text:style-name="P3"/>
      <text:p text:style-name="P3">Indicate your e-mail address </text:p>
      <text:p text:style-name="P3"/>
      <text:p text:style-name="Standard">Please save the file and e-mail to 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ZA" style:font-name-asian="Times New Roman" style:font-size-asian="12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urvey</dc:title>
    <meta:initial-creator>Pam Miller</meta:initial-creator>
    <meta:creation-date>2009-01-06T22:04:00</meta:creation-date>
    <dc:creator>Mike Chiles</dc:creator>
    <dc:date>2009-08-05T12:41:16.46</dc:date>
    <meta:editing-cycles>4</meta:editing-cycles>
    <meta:editing-duration>PT00H07M16S</meta:editing-duration>
    <meta:generator>OpenOffice.org/3.1$Win32 OpenOffice.org_project/310m11$Build-9399</meta:generator>
    <meta:document-statistic meta:table-count="0" meta:image-count="0" meta:object-count="0" meta:page-count="1" meta:paragraph-count="7" meta:word-count="37" meta:character-count="222"/>
  </office:meta>
</office:document-meta>
</file>